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42000001AEB3E8D670A77D9777.png" manifest:media-type="image/png"/>
  <manifest:file-entry manifest:full-path="Pictures/10000201000001C700000164DAE8D4845A90CD6C.png" manifest:media-type="image/png"/>
  <manifest:file-entry manifest:full-path="Pictures/1000020100000242000001AE0B08C59C6E123736.png" manifest:media-type="image/png"/>
  <manifest:file-entry manifest:full-path="Pictures/1000020100000242000001AE897FCB9C68EB7493.png" manifest:media-type="image/png"/>
  <manifest:file-entry manifest:full-path="Pictures/1000020100000242000001AEBAC9937CC435BC96.png" manifest:media-type="image/png"/>
  <manifest:file-entry manifest:full-path="Pictures/1000020100000242000001AE4F17BB6D802E199D.png" manifest:media-type="image/png"/>
  <manifest:file-entry manifest:full-path="Pictures/1000020100000242000001AEDFBA798AB37EC57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2" draw:layer="layout" svg:width="16.048cm" svg:height="12.556cm" svg:x="5.976cm" svg:y="0.398cm">
          <draw:image xlink:href="Pictures/10000201000001C700000164DAE8D4845A90CD6C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3" draw:text-style-name="P4" draw:layer="layout" svg:width="20.387cm" svg:height="15.166cm" svg:x="3.807cm" svg:y="0cm">
          <draw:image xlink:href="Pictures/1000020100000242000001AEB3E8D670A77D977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3" draw:text-style-name="P4" draw:layer="layout" svg:width="20.387cm" svg:height="15.166cm" svg:x="3.807cm" svg:y="0cm">
          <draw:image xlink:href="Pictures/1000020100000242000001AE897FCB9C68EB749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3" draw:text-style-name="P4" draw:layer="layout" svg:width="20.387cm" svg:height="15.166cm" svg:x="3.807cm" svg:y="0cm">
          <draw:image xlink:href="Pictures/1000020100000242000001AEBAC9937CC435BC9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3" draw:text-style-name="P4" draw:layer="layout" svg:width="20.387cm" svg:height="15.166cm" svg:x="3.807cm" svg:y="0cm">
          <draw:image xlink:href="Pictures/1000020100000242000001AE0B08C59C6E12373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3" draw:text-style-name="P4" draw:layer="layout" svg:width="20.387cm" svg:height="15.166cm" svg:x="3.807cm" svg:y="0cm">
          <draw:image xlink:href="Pictures/1000020100000242000001AE4F17BB6D802E199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3" draw:text-style-name="P4" draw:layer="layout" svg:width="20.387cm" svg:height="15.166cm" svg:x="3.807cm" svg:y="0cm">
          <draw:image xlink:href="Pictures/1000020100000242000001AEDFBA798AB37EC57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4.3.2$Windows_X86_64 LibreOffice_project/747b5d0ebf89f41c860ec2a39efd7cb15b54f2d8</meta:generator>
    <dc:date>2021-06-22T18:00:59.500000000</dc:date>
    <meta:editing-duration>PT3M3S</meta:editing-duration>
    <meta:editing-cycles>3</meta:editing-cycles>
    <meta:document-statistic meta:object-count="58"/>
  </office:meta>
</office:document-meta>
</file>